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4a98c9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4" style:family="graphic" style:parent-style-name="standard">
      <style:graphic-properties draw:stroke="dash" draw:stroke-dash="Ultrafine_20_Dashed" svg:stroke-width="0.018cm" svg:stroke-color="#b0b0b0" draw:marker-start-width="0.185cm" draw:marker-end-width="0.185cm" svg:stroke-opacity="75%" draw:stroke-linejoin="round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04cm" fo:min-width="0.4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04cm" fo:min-width="0.15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04cm" fo:min-width="0.30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04cm" fo:min-width="0.30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.7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8cm" fo:min-width="0.8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18cm" fo:min-width="1.33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.266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1.33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8cm" fo:min-width="1.26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8cm" fo:min-width="0.86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8cm" fo:min-width="1.165cm" fo:padding-top="0cm" fo:padding-bottom="0cm" fo:padding-left="0cm" fo:padding-right="0cm"/>
    </style:style>
    <style:style style:name="gr17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P1" style:family="paragraph">
      <loext:graphic-properties draw:fill="solid" draw:fill-color="#4a98c9"/>
      <style:text-properties style:font-name="Liberation Serif" fo:font-size="8pt"/>
    </style:style>
    <style:style style:name="P2" style:family="paragraph">
      <loext:graphic-properties draw:fill="solid" draw:fill-color="#000000"/>
      <style:text-properties style:font-name="Liberation Serif" fo:font-size="8pt"/>
    </style:style>
    <style:style style:name="P3" style:family="paragraph">
      <loext:graphic-properties draw:fill="none"/>
      <style:text-properties style:font-name="Liberation Serif" fo:font-size="8p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style:font-name="Liberation Serif" fo:font-size="8pt" style:font-size-asian="5pt" style:font-size-complex="5pt"/>
    </style:style>
    <style:style style:name="P6" style:family="paragraph">
      <loext:graphic-properties draw:fill="none"/>
      <style:paragraph-properties fo:text-align="start" style:writing-mode="lr-tb"/>
      <style:text-properties style:font-name="Liberation Serif" fo:font-size="8pt" style:font-size-asian="10pt" style:font-size-complex="10pt"/>
    </style:style>
    <style:style style:name="T1" style:family="text">
      <style:text-properties fo:color="#000000" style:font-name="Liberation Serif" fo:font-size="8pt" style:font-size-asian="5pt" style:font-name-complex="DejaVuSans" style:font-size-complex="5pt"/>
    </style:style>
    <style:style style:name="T2" style:family="text">
      <style:text-properties fo:color="#000000" style:font-name="Liberation Serif" fo:font-size="8pt" style:font-size-asian="10pt" style:font-name-complex="DejaVuSans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.241cm" svg:height="0.261cm" svg:x="1.489cm" svg:y="2.127cm" svg:viewBox="0 0 242 262" draw:points="0,262 242,262 242,0 0,0">
          <text:p/>
        </draw:polygon>
        <draw:polygon draw:style-name="gr1" draw:text-style-name="P1" draw:layer="layout" svg:width="0.993cm" svg:height="0.261cm" svg:x="1.731cm" svg:y="1.799cm" svg:viewBox="0 0 994 262" draw:points="0,262 994,262 994,0 0,0">
          <text:p/>
        </draw:polygon>
        <draw:polygon draw:style-name="gr1" draw:text-style-name="P1" draw:layer="layout" svg:width="0.746cm" svg:height="0.261cm" svg:x="2.726cm" svg:y="1.472cm" svg:viewBox="0 0 747 262" draw:points="0,262 747,262 747,0 0,0">
          <text:p/>
        </draw:polygon>
        <draw:polygon draw:style-name="gr1" draw:text-style-name="P1" draw:layer="layout" svg:width="4.219cm" svg:height="0.261cm" svg:x="3.473cm" svg:y="1.145cm" svg:viewBox="0 0 4220 262" draw:points="0,262 4220,262 4220,0 0,0">
          <text:p/>
        </draw:polygon>
        <draw:polygon draw:style-name="gr1" draw:text-style-name="P1" draw:layer="layout" svg:width="0.169cm" svg:height="0.261cm" svg:x="7.694cm" svg:y="0.818cm" svg:viewBox="0 0 170 262" draw:points="0,262 170,262 170,0 0,0">
          <text:p/>
        </draw:polygon>
        <draw:polygon draw:style-name="gr1" draw:text-style-name="P1" draw:layer="layout" svg:width="0.633cm" svg:height="0.261cm" svg:x="7.864cm" svg:y="0.491cm" svg:viewBox="0 0 634 262" draw:points="0,262 634,262 634,0 0,0">
          <text:p/>
        </draw:polygon>
        <draw:polygon draw:style-name="gr2" draw:text-style-name="P2" draw:layer="layout" svg:width="0cm" svg:height="0.261cm" svg:x="8.498cm" svg:y="0.163cm" svg:viewBox="0 0 1 262" draw:points="0,262 1,262 1,0 0,0">
          <text:p/>
        </draw:polygon>
        <draw:polygon draw:style-name="gr2" draw:text-style-name="P2" draw:layer="layout" svg:width="0cm" svg:height="0.042cm" svg:x="1.488cm" svg:y="2.584cm" svg:viewBox="0 0 0 43" draw:points="0,0 0,43">
          <text:p/>
        </draw:polygon>
        <draw:line draw:style-name="gr3" draw:text-style-name="P3" draw:layer="layout" svg:x1="1.488cm" svg:y1="2.584cm" svg:x2="1.488cm" svg:y2="2.627cm">
          <text:p/>
        </draw:line>
        <draw:line draw:style-name="gr4" draw:text-style-name="P3" draw:layer="layout" svg:x1="2.511cm" svg:y1="2.584cm" svg:x2="2.511cm" svg:y2="0.036cm">
          <text:p/>
        </draw:line>
        <draw:polygon draw:style-name="gr2" draw:text-style-name="P2" draw:layer="layout" svg:width="0cm" svg:height="0.042cm" svg:x="2.511cm" svg:y="2.584cm" svg:viewBox="0 0 0 43" draw:points="0,0 0,43">
          <text:p/>
        </draw:polygon>
        <draw:line draw:style-name="gr3" draw:text-style-name="P3" draw:layer="layout" svg:x1="2.511cm" svg:y1="2.584cm" svg:x2="2.511cm" svg:y2="2.627cm">
          <text:p/>
        </draw:line>
        <draw:frame draw:style-name="gr5" draw:text-style-name="P5" draw:layer="layout" svg:width="0.46cm" svg:height="0.404cm" svg:x="1.455cm" svg:y="2.66cm">
          <draw:text-box>
            <text:p text:style-name="P4"><text:span text:style-name="T1">0</text:span></text:p>
          </draw:text-box>
        </draw:frame>
        <draw:line draw:style-name="gr4" draw:text-style-name="P3" draw:layer="layout" svg:x1="3.532cm" svg:y1="2.584cm" svg:x2="3.532cm" svg:y2="0.036cm">
          <text:p/>
        </draw:line>
        <draw:polygon draw:style-name="gr2" draw:text-style-name="P2" draw:layer="layout" svg:width="0cm" svg:height="0.042cm" svg:x="3.533cm" svg:y="2.584cm" svg:viewBox="0 0 0 43" draw:points="0,0 0,43">
          <text:p/>
        </draw:polygon>
        <draw:line draw:style-name="gr3" draw:text-style-name="P3" draw:layer="layout" svg:x1="3.532cm" svg:y1="2.584cm" svg:x2="3.532cm" svg:y2="2.627cm">
          <text:p/>
        </draw:line>
        <draw:frame draw:style-name="gr6" draw:text-style-name="P5" draw:layer="layout" svg:width="0.153cm" svg:height="0.404cm" svg:x="2.476cm" svg:y="2.66cm">
          <draw:text-box>
            <text:p text:style-name="P4"><text:span text:style-name="T1">5</text:span></text:p>
          </draw:text-box>
        </draw:frame>
        <draw:line draw:style-name="gr4" draw:text-style-name="P3" draw:layer="layout" svg:x1="4.555cm" svg:y1="2.584cm" svg:x2="4.555cm" svg:y2="0.036cm">
          <text:p/>
        </draw:line>
        <draw:polygon draw:style-name="gr2" draw:text-style-name="P2" draw:layer="layout" svg:width="0cm" svg:height="0.042cm" svg:x="4.555cm" svg:y="2.584cm" svg:viewBox="0 0 0 43" draw:points="0,0 0,43">
          <text:p/>
        </draw:polygon>
        <draw:line draw:style-name="gr3" draw:text-style-name="P3" draw:layer="layout" svg:x1="4.555cm" svg:y1="2.584cm" svg:x2="4.555cm" svg:y2="2.627cm">
          <text:p/>
        </draw:line>
        <draw:frame draw:style-name="gr7" draw:text-style-name="P5" draw:layer="layout" svg:width="0.302cm" svg:height="0.404cm" svg:x="3.466cm" svg:y="2.66cm">
          <draw:text-box>
            <text:p text:style-name="P4"><text:span text:style-name="T1">10</text:span></text:p>
          </draw:text-box>
        </draw:frame>
        <draw:line draw:style-name="gr4" draw:text-style-name="P3" draw:layer="layout" svg:x1="5.577cm" svg:y1="2.584cm" svg:x2="5.577cm" svg:y2="0.036cm">
          <text:p/>
        </draw:line>
        <draw:polygon draw:style-name="gr2" draw:text-style-name="P2" draw:layer="layout" svg:width="0cm" svg:height="0.042cm" svg:x="5.577cm" svg:y="2.584cm" svg:viewBox="0 0 0 43" draw:points="0,0 0,43">
          <text:p/>
        </draw:polygon>
        <draw:line draw:style-name="gr3" draw:text-style-name="P3" draw:layer="layout" svg:x1="5.577cm" svg:y1="2.584cm" svg:x2="5.577cm" svg:y2="2.627cm">
          <text:p/>
        </draw:line>
        <draw:frame draw:style-name="gr8" draw:text-style-name="P5" draw:layer="layout" svg:width="0.303cm" svg:height="0.404cm" svg:x="4.488cm" svg:y="2.66cm">
          <draw:text-box>
            <text:p text:style-name="P4"><text:span text:style-name="T1">15</text:span></text:p>
          </draw:text-box>
        </draw:frame>
        <draw:line draw:style-name="gr4" draw:text-style-name="P3" draw:layer="layout" svg:x1="6.599cm" svg:y1="2.584cm" svg:x2="6.599cm" svg:y2="0.036cm">
          <text:p/>
        </draw:line>
        <draw:polygon draw:style-name="gr2" draw:text-style-name="P2" draw:layer="layout" svg:width="0cm" svg:height="0.042cm" svg:x="6.599cm" svg:y="2.584cm" svg:viewBox="0 0 0 43" draw:points="0,0 0,43">
          <text:p/>
        </draw:polygon>
        <draw:line draw:style-name="gr3" draw:text-style-name="P3" draw:layer="layout" svg:x1="6.599cm" svg:y1="2.584cm" svg:x2="6.599cm" svg:y2="2.627cm">
          <text:p/>
        </draw:line>
        <draw:frame draw:style-name="gr8" draw:text-style-name="P5" draw:layer="layout" svg:width="0.303cm" svg:height="0.404cm" svg:x="5.51cm" svg:y="2.66cm">
          <draw:text-box>
            <text:p text:style-name="P4"><text:span text:style-name="T1">20</text:span></text:p>
          </draw:text-box>
        </draw:frame>
        <draw:line draw:style-name="gr4" draw:text-style-name="P3" draw:layer="layout" svg:x1="7.621cm" svg:y1="2.584cm" svg:x2="7.621cm" svg:y2="0.036cm">
          <text:p/>
        </draw:line>
        <draw:polygon draw:style-name="gr2" draw:text-style-name="P2" draw:layer="layout" svg:width="0cm" svg:height="0.042cm" svg:x="7.621cm" svg:y="2.584cm" svg:viewBox="0 0 0 43" draw:points="0,0 0,43">
          <text:p/>
        </draw:polygon>
        <draw:line draw:style-name="gr3" draw:text-style-name="P3" draw:layer="layout" svg:x1="7.621cm" svg:y1="2.584cm" svg:x2="7.621cm" svg:y2="2.627cm">
          <text:p/>
        </draw:line>
        <draw:frame draw:style-name="gr8" draw:text-style-name="P5" draw:layer="layout" svg:width="0.303cm" svg:height="0.404cm" svg:x="6.531cm" svg:y="2.66cm">
          <draw:text-box>
            <text:p text:style-name="P4"><text:span text:style-name="T1">25</text:span></text:p>
          </draw:text-box>
        </draw:frame>
        <draw:line draw:style-name="gr4" draw:text-style-name="P3" draw:layer="layout" svg:x1="8.643cm" svg:y1="2.584cm" svg:x2="8.643cm" svg:y2="0.036cm">
          <text:p/>
        </draw:line>
        <draw:polygon draw:style-name="gr2" draw:text-style-name="P2" draw:layer="layout" svg:width="0cm" svg:height="0.042cm" svg:x="8.643cm" svg:y="2.584cm" svg:viewBox="0 0 0 43" draw:points="0,0 0,43">
          <text:p/>
        </draw:polygon>
        <draw:line draw:style-name="gr3" draw:text-style-name="P3" draw:layer="layout" svg:x1="8.643cm" svg:y1="2.584cm" svg:x2="8.643cm" svg:y2="2.627cm">
          <text:p/>
        </draw:line>
        <draw:frame draw:style-name="gr8" draw:text-style-name="P5" draw:layer="layout" svg:width="0.303cm" svg:height="0.404cm" svg:x="7.554cm" svg:y="2.66cm">
          <draw:text-box>
            <text:p text:style-name="P4"><text:span text:style-name="T1">30</text:span></text:p>
          </draw:text-box>
        </draw:frame>
        <draw:frame draw:style-name="gr7" draw:text-style-name="P5" draw:layer="layout" svg:width="0.302cm" svg:height="0.404cm" svg:x="8.577cm" svg:y="2.66cm">
          <draw:text-box>
            <text:p text:style-name="P4"><text:span text:style-name="T1">35</text:span></text:p>
          </draw:text-box>
        </draw:frame>
        <draw:polygon draw:style-name="gr2" draw:text-style-name="P2" draw:layer="layout" svg:width="0.026cm" svg:height="0cm" svg:x="1.462cm" svg:y="2.584cm" svg:viewBox="0 0 27 0" draw:points="27,0 0,0">
          <text:p/>
        </draw:polygon>
        <draw:line draw:style-name="gr3" draw:text-style-name="P3" draw:layer="layout" svg:x1="1.489cm" svg:y1="2.584cm" svg:x2="1.462cm" svg:y2="2.584cm">
          <text:p/>
        </draw:line>
        <draw:frame draw:style-name="gr9" draw:text-style-name="P6" draw:layer="layout" svg:width="1.76cm" svg:height="0.317cm" svg:x="4.281cm" svg:y="2.97cm">
          <draw:text-box>
            <text:p text:style-name="P4"><text:span text:style-name="T2">Schedule (ms)</text:span></text:p>
          </draw:text-box>
        </draw:frame>
        <draw:line draw:style-name="gr4" draw:text-style-name="P3" draw:layer="layout" svg:x1="1.488cm" svg:y1="2.257cm" svg:x2="8.849cm" svg:y2="2.257cm">
          <text:p/>
        </draw:line>
        <draw:polygon draw:style-name="gr2" draw:text-style-name="P2" draw:layer="layout" svg:width="0.026cm" svg:height="0cm" svg:x="1.462cm" svg:y="2.257cm" svg:viewBox="0 0 27 0" draw:points="27,0 0,0">
          <text:p/>
        </draw:polygon>
        <draw:line draw:style-name="gr3" draw:text-style-name="P3" draw:layer="layout" svg:x1="1.489cm" svg:y1="2.257cm" svg:x2="1.462cm" svg:y2="2.257cm">
          <text:p/>
        </draw:line>
        <draw:line draw:style-name="gr4" draw:text-style-name="P3" draw:layer="layout" svg:x1="1.488cm" svg:y1="1.93cm" svg:x2="8.849cm" svg:y2="1.93cm">
          <text:p/>
        </draw:line>
        <draw:polygon draw:style-name="gr2" draw:text-style-name="P2" draw:layer="layout" svg:width="0.026cm" svg:height="0cm" svg:x="1.462cm" svg:y="1.93cm" svg:viewBox="0 0 27 0" draw:points="27,0 0,0">
          <text:p/>
        </draw:polygon>
        <draw:line draw:style-name="gr3" draw:text-style-name="P3" draw:layer="layout" svg:x1="1.489cm" svg:y1="1.93cm" svg:x2="1.462cm" svg:y2="1.93cm">
          <text:p/>
        </draw:line>
        <draw:frame draw:style-name="gr10" draw:text-style-name="P5" draw:layer="layout" svg:width="0.89cm" svg:height="0.318cm" svg:x="0.544cm" svg:y="2.094cm">
          <draw:text-box>
            <text:p text:style-name="P4"><text:span text:style-name="T1">HX_IN</text:span></text:p>
          </draw:text-box>
        </draw:frame>
        <draw:line draw:style-name="gr4" draw:text-style-name="P3" draw:layer="layout" svg:x1="1.488cm" svg:y1="1.603cm" svg:x2="8.849cm" svg:y2="1.603cm">
          <text:p/>
        </draw:line>
        <draw:polygon draw:style-name="gr2" draw:text-style-name="P2" draw:layer="layout" svg:width="0.026cm" svg:height="0cm" svg:x="1.462cm" svg:y="1.603cm" svg:viewBox="0 0 27 0" draw:points="27,0 0,0">
          <text:p/>
        </draw:polygon>
        <draw:line draw:style-name="gr3" draw:text-style-name="P3" draw:layer="layout" svg:x1="1.489cm" svg:y1="1.603cm" svg:x2="1.462cm" svg:y2="1.603cm">
          <text:p/>
        </draw:line>
        <draw:frame draw:style-name="gr11" draw:text-style-name="P5" draw:layer="layout" svg:width="1.332cm" svg:height="0.318cm" svg:x="0.102cm" svg:y="1.767cm">
          <draw:text-box>
            <text:p text:style-name="P4"><text:span text:style-name="T1">H1_CONV</text:span></text:p>
          </draw:text-box>
        </draw:frame>
        <draw:line draw:style-name="gr4" draw:text-style-name="P3" draw:layer="layout" svg:x1="1.488cm" svg:y1="1.276cm" svg:x2="8.849cm" svg:y2="1.276cm">
          <text:p/>
        </draw:line>
        <draw:polygon draw:style-name="gr2" draw:text-style-name="P2" draw:layer="layout" svg:width="0.026cm" svg:height="0cm" svg:x="1.462cm" svg:y="1.276cm" svg:viewBox="0 0 27 0" draw:points="27,0 0,0">
          <text:p/>
        </draw:polygon>
        <draw:line draw:style-name="gr3" draw:text-style-name="P3" draw:layer="layout" svg:x1="1.489cm" svg:y1="1.276cm" svg:x2="1.462cm" svg:y2="1.276cm">
          <text:p/>
        </draw:line>
        <draw:frame draw:style-name="gr12" draw:text-style-name="P5" draw:layer="layout" svg:width="1.266cm" svg:height="0.317cm" svg:x="0.166cm" svg:y="1.44cm">
          <draw:text-box>
            <text:p text:style-name="P4"><text:span text:style-name="T1">H2_POOL</text:span></text:p>
          </draw:text-box>
        </draw:frame>
        <draw:line draw:style-name="gr4" draw:text-style-name="P3" draw:layer="layout" svg:x1="1.488cm" svg:y1="0.949cm" svg:x2="8.849cm" svg:y2="0.949cm">
          <text:p/>
        </draw:line>
        <draw:polygon draw:style-name="gr2" draw:text-style-name="P2" draw:layer="layout" svg:width="0.026cm" svg:height="0cm" svg:x="1.462cm" svg:y="0.949cm" svg:viewBox="0 0 27 0" draw:points="27,0 0,0">
          <text:p/>
        </draw:polygon>
        <draw:line draw:style-name="gr3" draw:text-style-name="P3" draw:layer="layout" svg:x1="1.489cm" svg:y1="0.949cm" svg:x2="1.462cm" svg:y2="0.949cm">
          <text:p/>
        </draw:line>
        <draw:frame draw:style-name="gr13" draw:text-style-name="P5" draw:layer="layout" svg:width="1.332cm" svg:height="0.315cm" svg:x="0.102cm" svg:y="1.121cm">
          <draw:text-box>
            <text:p text:style-name="P4"><text:span text:style-name="T1">H3_CONV</text:span></text:p>
          </draw:text-box>
        </draw:frame>
        <draw:line draw:style-name="gr4" draw:text-style-name="P3" draw:layer="layout" svg:x1="1.488cm" svg:y1="0.622cm" svg:x2="8.849cm" svg:y2="0.622cm">
          <text:p/>
        </draw:line>
        <draw:polygon draw:style-name="gr2" draw:text-style-name="P2" draw:layer="layout" svg:width="0.026cm" svg:height="0cm" svg:x="1.462cm" svg:y="0.622cm" svg:viewBox="0 0 27 0" draw:points="27,0 0,0">
          <text:p/>
        </draw:polygon>
        <draw:line draw:style-name="gr3" draw:text-style-name="P3" draw:layer="layout" svg:x1="1.489cm" svg:y1="0.622cm" svg:x2="1.462cm" svg:y2="0.622cm">
          <text:p/>
        </draw:line>
        <draw:frame draw:style-name="gr14" draw:text-style-name="P5" draw:layer="layout" svg:width="1.266cm" svg:height="0.318cm" svg:x="0.166cm" svg:y="0.792cm">
          <draw:text-box>
            <text:p text:style-name="P4"><text:span text:style-name="T1">H4_POOL</text:span></text:p>
          </draw:text-box>
        </draw:frame>
        <draw:line draw:style-name="gr4" draw:text-style-name="P3" draw:layer="layout" svg:x1="1.488cm" svg:y1="0.294cm" svg:x2="8.849cm" svg:y2="0.294cm">
          <text:p/>
        </draw:line>
        <draw:polygon draw:style-name="gr2" draw:text-style-name="P2" draw:layer="layout" svg:width="0.026cm" svg:height="0cm" svg:x="1.462cm" svg:y="0.294cm" svg:viewBox="0 0 27 0" draw:points="27,0 0,0">
          <text:p/>
        </draw:polygon>
        <draw:line draw:style-name="gr3" draw:text-style-name="P3" draw:layer="layout" svg:x1="1.489cm" svg:y1="0.294cm" svg:x2="1.462cm" svg:y2="0.294cm">
          <text:p/>
        </draw:line>
        <draw:frame draw:style-name="gr15" draw:text-style-name="P5" draw:layer="layout" svg:width="0.865cm" svg:height="0.318cm" svg:x="0.569cm" svg:y="0.458cm">
          <draw:text-box>
            <text:p text:style-name="P4"><text:span text:style-name="T1">H5_FC</text:span></text:p>
          </draw:text-box>
        </draw:frame>
        <draw:frame draw:style-name="gr16" draw:text-style-name="P5" draw:layer="layout" svg:width="1.165cm" svg:height="0.318cm" svg:x="0.27cm" svg:y="0.13cm">
          <draw:text-box>
            <text:p text:style-name="P4"><text:span text:style-name="T1">HY_OUT</text:span></text:p>
          </draw:text-box>
        </draw:frame>
        <draw:line draw:style-name="gr17" draw:text-style-name="P3" draw:layer="layout" svg:x1="1.488cm" svg:y1="2.584cm" svg:x2="1.488cm" svg:y2="0.036cm">
          <text:p/>
        </draw:line>
        <draw:line draw:style-name="gr17" draw:text-style-name="P3" draw:layer="layout" svg:x1="8.849cm" svg:y1="2.584cm" svg:x2="8.849cm" svg:y2="0.036cm">
          <text:p/>
        </draw:line>
        <draw:line draw:style-name="gr17" draw:text-style-name="P3" draw:layer="layout" svg:x1="1.488cm" svg:y1="2.584cm" svg:x2="8.849cm" svg:y2="2.584cm">
          <text:p/>
        </draw:line>
        <draw:line draw:style-name="gr17" draw:text-style-name="P3" draw:layer="layout" svg:x1="1.488cm" svg:y1="0.036cm" svg:x2="8.849cm" svg:y2="0.03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89cm" fo:page-height="3.3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1-04T21:55:31.888284081</dc:date>
    <meta:editing-duration>P1DT15M27S</meta:editing-duration>
    <meta:editing-cycles>23</meta:editing-cycles>
    <meta:generator>LibreOffice/6.0.7.3$Linux_X86_64 LibreOffice_project/00m0$Build-3</meta:generator>
    <meta:document-statistic meta:object-count="73"/>
  </office:meta>
</office:document-meta>
</file>